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position="0% 100%" fo:language="fr" fo:country="FR" officeooo:rsid="002dd6fd" officeooo:paragraph-rsid="0014e728"/>
    </style:style>
    <style:style style:name="P2" style:family="paragraph" style:parent-style-name="Standard">
      <style:text-properties fo:color="#000000" loext:opacity="100%" style:text-position="0% 100%" fo:language="fr" fo:country="FR" officeooo:rsid="002bdec5" officeooo:paragraph-rsid="0014e728"/>
    </style:style>
    <style:style style:name="P3" style:family="paragraph" style:parent-style-name="Standard">
      <style:text-properties fo:color="#000000" loext:opacity="100%" style:text-position="0% 100%" fo:language="fr" fo:country="FR" officeooo:rsid="002c33b3" officeooo:paragraph-rsid="0014e728"/>
    </style:style>
    <style:style style:name="P4" style:family="paragraph" style:parent-style-name="Standard">
      <style:text-properties fo:color="#000000" loext:opacity="100%" style:text-position="0% 100%" fo:language="fr" fo:country="FR" officeooo:rsid="002dd6fd" officeooo:paragraph-rsid="0014e728"/>
    </style:style>
    <style:style style:name="P5" style:family="paragraph" style:parent-style-name="Standard">
      <style:text-properties fo:color="#000000" loext:opacity="100%" style:text-position="0% 100%" fo:language="fr" fo:country="FR" officeooo:rsid="001683c9" officeooo:paragraph-rsid="001683c9"/>
    </style:style>
    <style:style style:name="P6" style:family="paragraph" style:parent-style-name="Standard">
      <style:text-properties fo:color="#000000" loext:opacity="100%" style:text-position="0% 100%" fo:language="fr" fo:country="FR" officeooo:rsid="0017a9af" officeooo:paragraph-rsid="0017a9af"/>
    </style:style>
    <style:style style:name="T1" style:family="text">
      <style:text-properties officeooo:rsid="002dd6fd"/>
    </style:style>
    <style:style style:name="T2" style:family="text">
      <style:text-properties officeooo:rsid="002f9570"/>
    </style:style>
    <style:style style:name="T3" style:family="text">
      <style:text-properties officeooo:rsid="000a4d13"/>
    </style:style>
    <style:style style:name="T4" style:family="text">
      <style:text-properties officeooo:rsid="0017a9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Extention6 :</text:p>
      <text:p text:style-name="P3"/>
      <text:p text:style-name="P3">Demande de payement par code QR :</text:p>
      <text:p text:style-name="P3">Acteurs : Client d’une institution</text:p>
      <text:p text:style-name="P3">Description: Le client génère un code QR qui une fois scanné permettra d’effectuer une transaction</text:p>
      <text:p text:style-name="P3">Précondition : Le clien est connecté a l’application</text:p>
      <text:p text:style-name="P3">Fréquence: occasionnelle</text:p>
      <text:p text:style-name="P3">Parcours de base : <text:tab/>1. Le client client clique sur le bouton QR code</text:p>
      <text:p text:style-name="P3"><text:tab/><text:tab/><text:tab/>2. Le client choisit l’option «  create payment request »</text:p>
      <text:p text:style-name="P3"><text:tab/><text:tab/><text:tab/>3. Le client entre le numéro du compte bancaire sur le quel sera versé l’argent<text:line-break/><text:tab/><text:tab/><text:tab/>4. Le client entre le montant de la transaction<text:line-break/><text:tab/><text:tab/><text:tab/>5. Le client entre un message qui sera affiché quand la transaction sera effectuée</text:p>
      <text:p text:style-name="P3"><text:tab/><text:tab/><text:tab/>6. Le client clique sur bouton « generate »</text:p>
      <text:p text:style-name="P3"><text:tab/><text:tab/><text:tab/>7. L’application génère un code QR et le stock localement <text:line-break/>Parcours alternatif : /<text:line-break/>Postcondition : Le code QR est généré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Payement par code QR :</text:p>
      <text:p text:style-name="P3">Acteurs : Client d’une institution</text:p>
      <text:p text:style-name="P3">Description: Le client effectue une transaction en scannant un code QR</text:p>
      <text:p text:style-name="P3">Précondition : Le client est connecté a l’application</text:p>
      <text:p text:style-name="P3">Fréquence: <text:span text:style-name="T1">O</text:span>ccasionnelle</text:p>
      <text:p text:style-name="P3">Parcours de base : <text:tab/>1. Le client client clique sur le bouton QR code</text:p>
      <text:p text:style-name="P3"><text:tab/><text:tab/><text:tab/>2. Le client choisit l’option «  load payment request »</text:p>
      <text:p text:style-name="P3"><text:tab/><text:tab/><text:tab/>3. Le client entre le numéro du compte bancaire sur le quel l’argent sera retir<text:span text:style-name="T1">er</text:span><text:line-break/><text:tab/><text:tab/><text:tab/>4. Le client clique sur le bouton « load »<text:line-break/><text:tab/><text:tab/><text:tab/>5. Le client choisit le code QR a scanner <text:line-break/><text:tab/><text:tab/><text:tab/><text:span text:style-name="T1">6</text:span>. Le client confirme la transaction</text:p>
      <text:p text:style-name="P3"><text:tab/><text:tab/><text:tab/>7. L<text:span text:style-name="T1">e l’application envoie la requête au serveur<text:line-break/><text:tab/><text:tab/><text:tab/></text:span><text:span text:style-name="T2">8. Le serveur effectue la requête </text:span></text:p>
      <text:p text:style-name="P3"><text:line-break/>Parcours alternatif : <text:span text:style-name="T1">7b. </text:span><text:span text:style-name="T3">Une erreur de connexion a lieu et la requête a échoué, l</text:span><text:span text:style-name="T1">e client est averti , il est <text:tab/><text:tab/><text:tab/>redirigé vers le menu de payement par code QR<text:tab/></text:span><text:line-break/>Postcondition : L<text:span text:style-name="T1">a transaction est effectué </text:span></text:p>
      <text:p text:style-name="P3"><text:soft-page-break/></text:p>
      <text:p text:style-name="P3"/>
      <text:p text:style-name="P1">Effecteur un payement avec/sans contacte</text:p>
      <text:p text:style-name="P1">Acteurs : Client d’une institution</text:p>
      <text:p text:style-name="P1">Description : Le client effectue un virement rapide avec/sans contacte</text:p>
      <text:p text:style-name="P1">Précondition : Le client est connecté </text:p>
      <text:p text:style-name="P1">Fréquence : Souvent</text:p>
      <text:p text:style-name="P1">Parcours de base :<text:tab/>1. Le client sélectionne l’option de payement rapide</text:p>
      <text:p text:style-name="P1"><text:tab/><text:tab/><text:tab/>2. Le client entre le compte qui sera débité</text:p>
      <text:p text:style-name="P1"><text:tab/><text:tab/><text:tab/>3. Le client sélectionne la transaction qu’il souhaite effectuer<text:line-break/><text:tab/><text:tab/><text:tab/>4. Le client choisit le payement avec contacte<text:line-break/><text:tab/><text:tab/><text:tab/>5. Le client entre le code PIN du compte bancaire<text:line-break/><text:tab/><text:tab/><text:tab/>6. Le client confirme la transaction<text:line-break/><text:tab/><text:tab/><text:tab/>7. L’application envoie la requête au serveur <text:line-break/><text:tab/><text:tab/><text:tab/><text:span text:style-name="T2">8. Le serveur effectue la requête </text:span><text:line-break/></text:p>
      <text:p text:style-name="P1">Parcours alternatif : 4b. Le client choisit le payement <text:s/>sans contacte, la transaction est effectué<text:line-break/><text:tab/><text:tab/> <text:s text:c="8"/>5b. Le client se trompe de code PIN , il ne lui reste plus que 2 chances pour entrer <text:tab/><text:tab/><text:tab/><text:tab/><text:tab/>le bon code PIN<text:tab/><text:line-break/><text:tab/><text:tab/> <text:s text:c="8"/><text:span text:style-name="T4">8</text:span><text:span text:style-name="T2">b. </text:span><text:span text:style-name="T3">Une erreur de connexion a lieu et la requête a échoué, l</text:span>e client est averti , il est <text:tab/><text:tab/><text:tab/>redirigé vers le menu de payement <text:span text:style-name="T2">rapide</text:span></text:p>
      <text:p text:style-name="P6">Postcondition :<text:tab/>Le virement est effectué</text:p>
      <text:p text:style-name="P1"><text:tab/><text:tab/><text:tab/></text:p>
      <text:p text:style-name="P1"/>
      <text:p text:style-name="P5">Gérer les limites des payement avec ou sans contact :</text:p>
      <text:p text:style-name="P5">Acteur : Employé d’une institution financière</text:p>
      <text:p text:style-name="P5">Description : L’employé de l’institution financière peux changer le plafond limite(quotidien,hebdomadaire, mensuel pour les payements avec ou sans contact<text:line-break/><text:span text:style-name="T4">Précondition : L’employé est connecté </text:span></text:p>
      <text:p text:style-name="P5">Fréquence : Occasionnelle</text:p>
      <text:p text:style-name="P5">Parcours de base:<text:tab/>1.L’employé clique sur le bouton pour définir les plafonds</text:p>
      <text:p text:style-name="P5"><text:tab/><text:tab/><text:tab/>2.L’employé entre les différents plafonds</text:p>
      <text:p text:style-name="P5"><text:tab/><text:tab/><text:tab/>3.L’employé confirme les plafonds</text:p>
      <text:p text:style-name="P5"><text:tab/><text:tab/><text:tab/>4.L’application envoie la requête au serveur</text:p>
      <text:p text:style-name="P5"><text:tab/><text:tab/><text:tab/>5.Le serveur <text:span text:style-name="T4">effectue</text:span> la requête </text:p>
      <text:p text:style-name="P5"><text:line-break/><text:line-break/>Parcours alternatif :2b.L’employé coche l’option pour ne pas mettre de plafonds</text:p>
      <text:p text:style-name="P5"><text:tab/><text:tab/> <text:s text:c="7"/>5b.<text:span text:style-name="T3">Une erreur de connexion a lieu et la requête a échoué, l’</text:span><text:span text:style-name="T4">employé</text:span><text:span text:style-name="T1"> est averti , il est <text:tab/><text:tab/><text:tab/>redirigé vers le menu de </text:span><text:span text:style-name="T4">définition de plafonds</text:span></text:p>
      <text:p text:style-name="P6">Postcondition:Les plafonds sont définis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9:47:29.822002687</meta:creation-date>
    <dc:date>2021-12-12T23:23:10.363845918</dc:date>
    <meta:editing-duration>PT2M43S</meta:editing-duration>
    <meta:editing-cycles>2</meta:editing-cycles>
    <meta:generator>LibreOffice/7.2.3.2$Linux_X86_64 LibreOffice_project/20$Build-2</meta:generator>
    <meta:document-statistic meta:table-count="0" meta:image-count="0" meta:object-count="0" meta:page-count="2" meta:paragraph-count="43" meta:word-count="558" meta:character-count="3471" meta:non-whitespace-character-count="2798"/>
  </office:meta>
</office:document-meta>
</file>